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use-window-font-color="true" style:font-name="Times-Roman" fo:font-size="24pt" fo:font-weight="bold" style:font-name-asian="Times-Roman" style:font-size-asian="24pt" style:font-weight-asian="bold" style:font-name-complex="Times-Roman" style:font-size-complex="24pt" style:font-weight-complex="bold"/>
    </style:style>
    <style:style style:name="P2" style:family="paragraph" style:parent-style-name="Standard" style:list-style-name="">
      <style:paragraph-properties fo:text-align="start" style:justify-single-word="false" style:text-autospace="none"/>
      <style:text-properties style:use-window-font-color="true" style:font-name="Times-Roman" fo:font-size="24pt" fo:font-weight="normal" style:font-name-asian="Times-Roman" style:font-size-asian="24pt" style:font-weight-asian="normal" style:font-name-complex="Times-Roman" style:font-size-complex="24pt" style:font-weight-complex="normal"/>
    </style:style>
    <style:style style:name="P3" style:family="paragraph" style:parent-style-name="Standard">
      <style:text-properties fo:font-size="24pt" style:font-size-asian="24pt" style:font-size-complex="24pt"/>
    </style:style>
    <style:style style:name="P4" style:family="paragraph" style:parent-style-name="Standard" style:list-style-name="">
      <style:paragraph-properties fo:text-align="start" style:justify-single-word="false" style:text-autospace="none"/>
      <style:text-properties fo:font-size="24pt" style:font-size-asian="24pt" style:font-size-complex="24pt"/>
    </style:style>
    <style:style style:name="T1" style:family="text">
      <style:text-properties style:use-window-font-color="true" style:font-name="Times-Roman" fo:font-size="13pt" fo:font-weight="normal" style:font-name-asian="Times-Roman" style:font-size-asian="13pt" style:font-weight-asian="normal" style:font-name-complex="Times-Roman" style:font-size-complex="13pt" style:font-weight-complex="normal"/>
    </style:style>
    <style:style style:name="T2" style:family="text">
      <style:text-properties style:use-window-font-color="true" style:font-name="Times-Roman" fo:font-size="13pt" fo:font-weight="bold" style:font-name-asian="Times-Roman" style:font-size-asian="13pt" style:font-weight-asian="bold" style:font-name-complex="Times-Roman" style:font-size-complex="13pt" style:font-weight-complex="bold"/>
    </style:style>
    <style:style style:name="T3" style:family="text">
      <style:text-properties style:use-window-font-color="true" style:font-name="Times-Roman" fo:font-weight="normal" style:font-name-asian="Times-Roman" style:font-weight-asian="normal" style:font-name-complex="Times-Roman" style:font-weight-complex="normal"/>
    </style:style>
    <style:style style:name="T4" style:family="text">
      <style:text-properties style:use-window-font-color="true" style:font-name="Times-Roman" fo:font-weight="bold" style:font-name-asian="Times-Roman" style:font-weight-asian="bold" style:font-name-complex="Times-Roma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ocolate Covered Espresso Beans</text:p>
      <text:p text:style-name="P2"><text:span text:style-name="T3"/></text:p>
      <text:p text:style-name="P4"><text:span text:style-name="T4">Serves/Makes</text:span><text:span text:style-name="T3">: 2 cups </text:span></text:p>
      <text:p text:style-name="P2"/>
      <text:p text:style-name="P1">Ingredients:</text:p>
      <text:p text:style-name="P2">2 cups semisweet chocolate chips</text:p>
      <text:p text:style-name="P2">10 tablespoons espresso beans</text:p>
      <text:p text:style-name="P2"/>
      <text:p text:style-name="P1">Directions:</text:p>
      <text:p text:style-name="P2">Slowly melt the chocolate in a pan or double boiler over low heat, stirring as you do. You can also heat in a microwave oven on high for about a minute. </text:p>
      <text:p text:style-name="P2"/>
      <text:p text:style-name="P2">When the chocolate is completely melted, spoon in the espresso beans and stir to coat. Take two forks (Short tined forks such as salad forks work best) and lift several beans out of the chocolate, letting them drip a little if needed. Take one fork and gently push off the beans one at a time onto a cookie sheet. If more than one bean comes off, it's okay. Just separate them. </text:p>
      <text:p text:style-name="P2"/>
      <text:p text:style-name="P2">Continue until all the beans are on the cookie sheet. </text:p>
      <text:p text:style-name="P2"/>
      <text:p text:style-name="P2"><text:soft-page-break/>Let the beans dry completely before storing them in an airtight container, such as a decorative jar. Keep in mind that drying takes longer under hot and humid conditions, and in some cases, you may want to dry them overnigh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07T20:54:26</meta:creation-date>
    <meta:document-statistic meta:table-count="0" meta:image-count="0" meta:object-count="0" meta:page-count="2" meta:paragraph-count="10" meta:word-count="170" meta:character-count="948"/>
    <dc:date>2011-08-07T20:56:28</dc:date>
    <dc:creator>Robert Houk</dc:creator>
    <meta:editing-duration>PT00H02M02S</meta:editing-duration>
    <meta:editing-cycles>1</meta:editing-cycles>
    <meta:generator>OpenOffice.org/3.2$Unix OpenOffice.org_project/320m18$Build-9502</meta:generator>
  </office:meta>
</office:document-meta>
</file>